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c8847" officeooo:paragraph-rsid="001c8847"/>
    </style:style>
    <style:style style:name="P2" style:family="paragraph" style:parent-style-name="Standard">
      <style:text-properties officeooo:rsid="001d17e6" officeooo:paragraph-rsid="001d17e6"/>
    </style:style>
    <style:style style:name="P3" style:family="paragraph" style:parent-style-name="Standard">
      <style:text-properties fo:font-size="12pt" officeooo:rsid="00209c85" officeooo:paragraph-rsid="0022ec50"/>
    </style:style>
    <style:style style:name="P4" style:family="paragraph" style:parent-style-name="Standard">
      <style:text-properties fo:font-size="12pt" officeooo:rsid="0022bea9" officeooo:paragraph-rsid="0022ec50"/>
    </style:style>
    <style:style style:name="P5" style:family="paragraph" style:parent-style-name="Standard">
      <style:text-properties fo:font-size="12pt" officeooo:rsid="001d17e6" officeooo:paragraph-rsid="001d17e6"/>
    </style:style>
    <style:style style:name="P6" style:family="paragraph" style:parent-style-name="Standard">
      <style:text-properties fo:font-size="12pt" officeooo:paragraph-rsid="002f4c82"/>
    </style:style>
    <style:style style:name="P7" style:family="paragraph" style:parent-style-name="Standard">
      <style:text-properties fo:font-size="12pt" officeooo:rsid="001c8847" officeooo:paragraph-rsid="0022ec50"/>
    </style:style>
    <style:style style:name="P8" style:family="paragraph" style:parent-style-name="Standard">
      <style:text-properties officeooo:rsid="0029308d" officeooo:paragraph-rsid="0029308d"/>
    </style:style>
    <style:style style:name="P9" style:family="paragraph" style:parent-style-name="Standard">
      <style:text-properties officeooo:rsid="002f4c82" officeooo:paragraph-rsid="002f4c82"/>
    </style:style>
    <style:style style:name="P10" style:family="paragraph" style:parent-style-name="Standard">
      <style:text-properties fo:font-size="12pt" officeooo:rsid="001c8847" officeooo:paragraph-rsid="0022ec50"/>
    </style:style>
    <style:style style:name="T1" style:family="text">
      <style:text-properties officeooo:rsid="001e23e5"/>
    </style:style>
    <style:style style:name="T2" style:family="text">
      <style:text-properties officeooo:rsid="00209c85"/>
    </style:style>
    <style:style style:name="T3" style:family="text">
      <style:text-properties officeooo:rsid="002650e3"/>
    </style:style>
    <style:style style:name="T4" style:family="text">
      <style:text-properties officeooo:rsid="002c53ba"/>
    </style:style>
    <style:style style:name="T5" style:family="text">
      <style:text-properties officeooo:rsid="002de087"/>
    </style:style>
    <style:style style:name="T6" style:family="text">
      <style:text-properties officeooo:rsid="002ed265"/>
    </style:style>
    <style:style style:name="T7" style:family="text">
      <style:text-properties officeooo:rsid="002f4c82"/>
    </style:style>
    <style:style style:name="T8" style:family="text">
      <style:text-properties officeooo:rsid="0032a683"/>
    </style:style>
    <style:style style:name="T9" style:family="text">
      <style:text-properties officeooo:rsid="0032f8b5"/>
    </style:style>
    <style:style style:name="T10" style:family="text">
      <style:text-properties officeooo:rsid="0034c7a6"/>
    </style:style>
    <style:style style:name="T11" style:family="text">
      <style:text-properties officeooo:rsid="00360956"/>
    </style:style>
    <style:style style:name="T12" style:family="text">
      <style:text-properties officeooo:rsid="0036af38"/>
    </style:style>
    <style:style style:name="T13" style:family="text">
      <style:text-properties officeooo:rsid="00371ff8"/>
    </style:style>
    <style:style style:name="T14" style:family="text">
      <style:text-properties officeooo:rsid="003b04f5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rrata – Language</text:p>
      <text:p text:style-name="P1"/>
      <text:p text:style-name="P1"><text:span text:style-name="T2">Prehistoric </text:span>Waith – Tolkien Elvish</text:p>
      <text:p text:style-name="P1"><text:tab/><text:span text:style-name="T3">Vanhar</text:span></text:p>
      <text:p text:style-name="P7"><text:span text:style-name="T2"><text:tab/>Origin </text:span>Astar – <text:span text:style-name="T1">Proto-Indo-European</text:span></text:p>
      <text:p text:style-name="P7"><text:tab/><text:tab/><text:span text:style-name="T10">Tellin, Tellinese – </text:span><text:span text:style-name="T11">PIE + Hindi</text:span><text:tab/></text:p>
      <text:p text:style-name="P7"><text:tab/><text:tab/><text:span text:style-name="T9">Huroma, </text:span><text:span text:style-name="T11">Huroman – PIE + Bangala</text:span></text:p>
      <text:p text:style-name="P7"><text:tab/><text:tab/><text:span text:style-name="T13">Ghahaka</text:span><text:span text:style-name="T12"> – PIE + Punjabi</text:span></text:p>
      <text:p text:style-name="P7"><text:tab/><text:tab/><text:span text:style-name="T14">Lateuta – PIE + Gujarati</text:span></text:p>
      <text:p text:style-name="P7"><text:tab/></text:p>
      <text:p text:style-name="P3"><text:tab/><text:tab/>Raweli</text:p>
      <text:p text:style-name="P4"><text:tab/><text:tab/>Ezelani</text:p>
      <text:p text:style-name="P3"><text:tab/><text:tab/>Bhsad</text:p>
      <text:p text:style-name="P3"><text:tab/><text:tab/>Prehistoric East Tepeheo (Pikis, Maniyai, Marnos)</text:p>
      <text:p text:style-name="P2"/>
      <text:p text:style-name="P9">Prehistoric Loss’kelvar – Proto-Niger-Congo</text:p>
      <text:p text:style-name="P5"><text:tab/>Loss’kelvar – Igbo</text:p>
      <text:p text:style-name="P6"><text:span text:style-name="T6"><text:tab/></text:span><text:span text:style-name="T7">Prehistoric Orun – Proto-Yoruba</text:span><text:span text:style-name="T6"><text:tab/></text:span></text:p>
      <text:p text:style-name="P6"><text:span text:style-name="T6"><text:tab/><text:tab/>Or</text:span><text:span text:style-name="T7">un</text:span><text:span text:style-name="T6"> – Yoruba</text:span></text:p>
      <text:p text:style-name="P6"><text:tab/><text:tab/><text:span text:style-name="T8">Isolated Kekere – hundreds of Niger-Congo languages</text:span></text:p>
      <text:p text:style-name="P5"/>
      <text:p text:style-name="P2">Okemenel – Southern Sotho</text:p>
      <text:p text:style-name="P2"><text:span text:style-name="T2">Prehistoric </text:span>Onear – Igbo variant</text:p>
      <text:p text:style-name="P2"/>
      <text:p text:style-name="P8">Andolem, <text:span text:style-name="T4">Nayanzelic</text:span> – Tolkien Elvish + Igbo -&gt; Slavic/Baltic variant, <text:span text:style-name="T5">Latvia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9T20:32:23.204487105</meta:creation-date>
    <dc:date>2021-03-27T19:04:22.550218858</dc:date>
    <meta:editing-duration>PT23H40M7S</meta:editing-duration>
    <meta:editing-cycles>18</meta:editing-cycles>
    <meta:generator>LibreOffice/7.0.4.2$Linux_X86_64 LibreOffice_project/00$Build-2</meta:generator>
    <meta:document-statistic meta:table-count="0" meta:image-count="0" meta:object-count="0" meta:page-count="1" meta:paragraph-count="21" meta:word-count="70" meta:character-count="584" meta:non-whitespace-character-count="492"/>
  </office:meta>
</office:document-meta>
</file>